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5"/>
  </office:automatic-styles>
  <office:body>
    <office:spreadsheet>
      <table:calculation-settings table:automatic-find-labels="false" table:use-regular-expressions="false" table:use-wildcards="true"/>
      <table:table table:name="gaussians" table:style-name="ta1">
        <table:table-column table:style-name="co1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sGa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z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xpTerm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" table:formula="of:=SQRT(   (([.A10]-[.C$5])^2) + (([.B10]-[.D$5])^2) + (([.C10]-[.E$5])^2) )" office:value-type="float" office:value="3.3166247903554" calcext:value-type="float">
            <text:p>3.31662479</text:p>
          </table:table-cell>
          <table:table-cell table:formula="of:=EXP( -1*[.$C$3] * ([.D10]^2) )" office:value-type="float" office:value="0.33287108369808" calcext:value-type="float">
            <text:p>0.33287108369808</text:p>
          </table:table-cell>
          <table:table-cell table:formula="of:=[.E10]*[.$C$4]" office:value-type="float" office:value="0.998613251094239" calcext:value-type="float">
            <text:p>0.9986132510942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QRT(   (([.A11]-[.C$5])^2) + (([.B11]-[.D$5])^2) + (([.C11]-[.E$5])^2) )" office:value-type="float" office:value="3" calcext:value-type="float">
            <text:p>3</text:p>
          </table:table-cell>
          <table:table-cell table:formula="of:=EXP( -1*[.$C$3] * ([.D11]^2) )" office:value-type="float" office:value="0.406569659740599" calcext:value-type="float">
            <text:p>0.406569659740599</text:p>
          </table:table-cell>
          <table:table-cell table:formula="of:=[.E11]*[.$C$4]" office:value-type="float" office:value="1.2197089792218" calcext:value-type="float">
            <text:p>1.219708979221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formula="of:=EXP( -1*[.$C$3] * ([.D13]^2) )" office:value-type="float" office:value="0.90483741803596" calcext:value-type="float">
            <text:p>0.90483741803596</text:p>
          </table:table-cell>
          <table:table-cell table:formula="of:=[.E13]*[.$C$4]" office:value-type="float" office:value="2.71451225410788" calcext:value-type="float">
            <text:p>2.71451225410788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formula="of:=EXP( -1*[.$C$3] * ([.D14]^2) )" office:value-type="float" office:value="0.670320046035639" calcext:value-type="float">
            <text:p>0.670320046035639</text:p>
          </table:table-cell>
          <table:table-cell table:formula="of:=[.E14]*[.$C$4]" office:value-type="float" office:value="2.01096013810692" calcext:value-type="float">
            <text:p>2.01096013810692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formula="of:=EXP( -1*[.$C$3] * ([.D15]^2) )" office:value-type="float" office:value="0.406569659740599" calcext:value-type="float">
            <text:p>0.406569659740599</text:p>
          </table:table-cell>
          <table:table-cell table:formula="of:=[.E15]*[.$C$4]" office:value-type="float" office:value="1.2197089792218" calcext:value-type="float">
            <text:p>1.21970897922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" fo:language="en" fo:country="US" style:font-name-asian="Nimbus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6T12:26:23.769615366</meta:creation-date>
    <meta:generator>LibreOffice/6.2.6.2$Linux_X86_64 LibreOffice_project/20$Build-2</meta:generator>
    <dc:date>2020-03-16T12:38:03.751996503</dc:date>
    <meta:editing-duration>PT11M40S</meta:editing-duration>
    <meta:editing-cycles>1</meta:editing-cycles>
    <meta:document-statistic meta:table-count="1" meta:cell-count="35" meta:object-count="0"/>
  </office:meta>
</office:document-meta>
</file>